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8.19462375" calcext:value-type="float">
            <text:p>8.19462375</text:p>
          </table:table-cell>
          <table:table-cell table:style-name="ce3" office:value-type="float" office:value="11.507192" calcext:value-type="float">
            <text:p>11.507192</text:p>
          </table:table-cell>
          <table:table-cell table:style-name="ce3" office:value-type="float" office:value="4.964332" calcext:value-type="float">
            <text:p>4.964332</text:p>
          </table:table-cell>
          <table:table-cell table:style-name="ce3" office:value-type="float" office:value="2.07837531475458" calcext:value-type="float">
            <text:p>2.07837531475458</text:p>
          </table:table-cell>
          <table:table-cell table:style-name="Default"/>
          <table:table-cell table:style-name="ce3" office:value-type="float" office:value="4.5869222" calcext:value-type="float">
            <text:p>4.5869222</text:p>
          </table:table-cell>
          <table:table-cell table:style-name="ce3" office:value-type="float" office:value="5.777854" calcext:value-type="float">
            <text:p>5.777854</text:p>
          </table:table-cell>
          <table:table-cell table:style-name="ce3" office:value-type="float" office:value="3.920503" calcext:value-type="float">
            <text:p>3.920503</text:p>
          </table:table-cell>
          <table:table-cell office:value-type="float" office:value="0.523534311863855" calcext:value-type="float">
            <text:p>0.523534311863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9:33.785526527</dc:date>
    <meta:editing-duration>PT39M16S</meta:editing-duration>
    <meta:editing-cycles>12</meta:editing-cycles>
    <meta:generator>LibreOffice/6.4.7.2$Linux_X86_64 LibreOffice_project/40$Build-2</meta:generator>
    <meta:document-statistic meta:table-count="1" meta:cell-count="18" meta:object-count="0"/>
  </office:meta>
</office:document-meta>
</file>